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22c" officeooo:paragraph-rsid="0007722c"/>
    </style:style>
    <style:style style:name="P2" style:family="paragraph" style:parent-style-name="Standard">
      <style:text-properties style:text-underline-style="solid" style:text-underline-width="auto" style:text-underline-color="font-color" officeooo:rsid="0007722c" officeooo:paragraph-rsid="0007722c"/>
    </style:style>
    <style:style style:name="P3" style:family="paragraph" style:parent-style-name="Standard">
      <style:text-properties fo:font-style="italic" officeooo:rsid="0007722c" officeooo:paragraph-rsid="0007722c" style:font-style-asian="italic" style:font-style-complex="italic"/>
    </style:style>
    <style:style style:name="P4" style:family="paragraph" style:parent-style-name="Standard">
      <style:text-properties officeooo:paragraph-rsid="0007722c"/>
    </style:style>
    <style:style style:name="T1" style:family="text">
      <style:text-properties fo:color="#ff8000"/>
    </style:style>
    <style:style style:name="T2" style:family="text">
      <style:text-properties fo:color="#ff8000" officeooo:rsid="0007722c"/>
    </style:style>
    <style:style style:name="T3" style:family="text">
      <style:text-properties fo:color="#ff0000"/>
    </style:style>
    <style:style style:name="T4" style:family="text">
      <style:text-properties fo:color="#ff0000" officeooo:rsid="0007722c"/>
    </style:style>
    <style:style style:name="T5" style:family="text">
      <style:text-properties fo:color="#729fcf"/>
    </style:style>
    <style:style style:name="T6" style:family="text">
      <style:text-properties fo:color="#729fcf" officeooo:rsid="0007722c"/>
    </style:style>
    <style:style style:name="T7" style:family="text">
      <style:text-properties fo:color="#069a2e"/>
    </style:style>
    <style:style style:name="T8" style:family="text">
      <style:text-properties fo:color="#069a2e" officeooo:rsid="0008373a"/>
    </style:style>
    <style:style style:name="T9" style:family="text">
      <style:text-properties fo:color="#069a2e" officeooo:rsid="0007722c"/>
    </style:style>
    <style:style style:name="T10" style:family="text">
      <style:text-properties officeooo:rsid="0008373a"/>
    </style:style>
    <style:style style:name="T11" style:family="text">
      <style:text-properties officeooo:rsid="0007722c"/>
    </style:style>
    <style:style style:name="T12" style:family="text">
      <style:text-properties fo:color="#c9211e" officeooo:rsid="0008373a"/>
    </style:style>
    <style:style style:name="T13" style:family="text">
      <style:text-properties fo:color="#bbe33d" officeooo:rsid="000837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ítulo en negrita</text:p>
      <text:h text:style-name="Heading_20_1" text:outline-level="1">Heading <text:span text:style-name="T10">uno</text:span></text:h>
      <text:h text:style-name="Heading_20_1" text:outline-level="1">Heading <text:span text:style-name="T10">dos</text:span></text:h>
      <text:p text:style-name="P4"><text:span text:style-name="T2">Texto</text:span><text:span text:style-name="T11"> </text:span><text:span text:style-name="T4">en</text:span><text:span text:style-name="T11"> </text:span><text:span text:style-name="T6">muchos</text:span><text:span text:style-name="T11"> </text:span><text:span text:style-name="T9">colores, </text:span><text:span text:style-name="T12">más</text:span><text:span text:style-name="T8"> </text:span><text:span text:style-name="T13">colores</text:span></text:p>
      <text:p text:style-name="P1"/>
      <text:p text:style-name="P2">Texto subrayado <text:span text:style-name="T10">más largo</text:span></text:p>
      <text:p text:style-name="P1"/>
      <text:p text:style-name="P3">Texto en cursiva <text:span text:style-name="T10">más extens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18:00:38.571415373</meta:creation-date>
    <dc:date>2022-05-20T18:04:10.586504805</dc:date>
    <meta:editing-duration>PT2M3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22" meta:character-count="128" meta:non-whitespace-character-count="112"/>
  </office:meta>
</office:document-meta>
</file>